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line draw:style-name="gr2" draw:text-style-name="P2" draw:layer="layout" svg:x1="14.6cm" svg:y1="5.148cm" svg:x2="1cm" svg:y2="5.148cm">
          <text:p/>
        </draw:line>
        <draw:frame draw:style-name="gr3" draw:text-style-name="P3" draw:layer="layout" svg:width="14.96cm" svg:height="8.415cm" svg:x="0.24cm" svg:y="0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6-29T16:13:26.819115559</dc:date>
    <meta:editing-duration>PT5M14S</meta:editing-duration>
    <meta:editing-cycles>19</meta:editing-cycles>
    <meta:generator>LibreOffice/7.3.7.2$Linux_X86_64 LibreOffice_project/30$Build-2</meta:generator>
    <meta:document-statistic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61cm" svg:height="8.416cm" xlink:href="." xlink:type="simple" chart:class="chart:scatter" chart:style-name="ch1">
        <chart:plot-area chart:style-name="ch2" chart:data-source-has-labels="both" svg:x="0.299cm" svg:y="0.168cm" svg:width="14.363cm" svg:height="8.08cm">
          <chart:coordinate-region svg:x="0.841cm" svg:y="0.367cm" svg:width="13.727cm" svg:height="7.682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